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499cm" style:contextual-spacing="false" fo:text-indent="0cm" style:auto-text-indent="false"/>
    </style:style>
    <style:style style:name="P2" style:family="paragraph" style:parent-style-name="Preformatted_20_Text">
      <style:paragraph-properties fo:margin-left="0cm" fo:margin-right="0cm" fo:margin-top="0cm" fo:margin-bottom="0cm" style:contextual-spacing="false" fo:text-indent="0cm" style:auto-text-indent="false"/>
    </style:style>
    <style:style style:name="P3"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style>
    <style:style style:name="P4"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P5" style:family="paragraph" style:parent-style-name="Preformatted_20_Text">
      <style:paragraph-properties fo:margin-left="0cm" fo:margin-right="0cm" fo:margin-top="0cm" fo:margin-bottom="0.499cm" style:contextual-spacing="false" fo:text-indent="0cm" style:auto-text-indent="false"/>
      <style:text-properties fo:color="#800000" loext:opacity="100%"/>
    </style:style>
    <style:style style:name="P6"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T1" style:family="text">
      <style:text-properties fo:color="#0000cc" loext:opacity="100%"/>
    </style:style>
    <style:style style:name="T2" style:family="text">
      <style:text-properties fo:color="#000000" loext:opacity="100%"/>
    </style:style>
    <style:style style:name="T3" style:family="text">
      <style:text-properties fo:color="#8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ans un monde industriel où l’agilité, la traçabilité et la performance sont devenues des leviers de compétitivité, les systèmes d’information jouent un rôle central. <text:s text:c="2"/>Ils ne sont plus seulement des outils de support ; ils structurent les flux, encadrent les décisions et façonnent l’organisation du travail au quotidien.</text:p>
      <text:p text:style-name="P4"/>
      <text:p text:style-name="P4">Chez Jeumont Electric, entreprise centenaire spécialisée dans la fabrication et la maintenance de machines électriques tournantes de grande puissance, le système d’information repose sur un socle hybride : <text:s/></text:p>
      <text:p text:style-name="P3">des solutions industrielles éprouvées (ERP, bases de données métiers), mais aussi une grande variété d’outils bureautiques, de documents partagés, voire d’applications développées en interne pour répondre à des besoins ponctuels.</text:p>
      <text:p text:style-name="P4">Sur le site de Carquefou, les services concernés par la production, la maintenance et l’expertise technique disposaient jusqu’à récemment d’outils fonctionnels, mais vieillissants. <text:s/></text:p>
      <text:p text:style-name="P3">Excel restait au cœur de nombreux processus critiques, parfois renforcé par des macros, des dossiers partagés ou des applications Access locales. Si ces outils avaient l’avantage de la familiarité, ils montraient aussi des limites structurelles :</text:p>
      <text:p text:style-name="P2"><text:span text:style-name="T1">\begin</text:span><text:span text:style-name="T2">{itemize}</text:span></text:p>
      <text:p text:style-name="P2"><text:span text:style-name="T2"><text:s text:c="4"/></text:span><text:span text:style-name="T3">\item</text:span><text:span text:style-name="T2"> dispersion des données entre plusieurs supports ;</text:span></text:p>
      <text:p text:style-name="P2"><text:span text:style-name="T2"><text:s text:c="4"/></text:span><text:span text:style-name="T3">\item</text:span><text:span text:style-name="T2"> absence de traçabilité fine des actions réalisées ;</text:span></text:p>
      <text:p text:style-name="P2"><text:span text:style-name="T2"><text:s text:c="4"/></text:span><text:span text:style-name="T3">\item</text:span><text:span text:style-name="T2"> perte de temps dans la compilation ou la transmission des informations ;</text:span></text:p>
      <text:p text:style-name="P2"><text:span text:style-name="T2"><text:s text:c="4"/></text:span><text:span text:style-name="T3">\item</text:span><text:span text:style-name="T2"> impossibilité de centraliser ou croiser les données en temps réel.</text:span></text:p>
      <text:p text:style-name="P1"><text:span text:style-name="T1">\end</text:span><text:span text:style-name="T2">{itemize}</text:span></text:p>
      <text:p text:style-name="P4">Ces limitations ne relevaient pas simplement d’un problème technique. <text:s/></text:p>
      <text:p text:style-name="P4">Elles soulignaient un « décalage entre les besoins métiers et la capacité du système d'information à y répondre efficacement». <text:s/></text:p>
      <text:p text:style-name="P3">La charge mentale pesait sur les techniciens, les managers perdaient du temps à consolider manuellement des informations, et la donnée – pourtant stratégique – restait sous-exploitée.</text:p>
      <text:p text:style-name="P4">Face à ce constat, l’entreprise a engagé une réflexion sur la modernisation de ses outils internes, non pas en imposant une solution globale descendante, mais en identifiant des processus concrets à digitaliser avec précision. <text:s/></text:p>
      <text:p text:style-name="P3">Cette approche par “micro-digitalisation” ciblée, portée par des applications web sur mesure, visait à renforcer la cohérence et la fluidité du système d'information de manière organique, en partant du terrain.</text:p>
      <text:p text:style-name="P5">\medskip</text:p>
      <text:p text:style-name="P4">C’est dans ce contexte que s’inscrit la mission qui m’a été confiée dans le cadre de mon alternance durant les deux ans. <text:s/></text:p>
      <text:p text:style-name="P3">En tant qu’étudiant en Mastère — spécialisation Développement Full-Stack, ma mission consistait à analyser les besoins réels exprimés par les utilisateurs, à concevoir et à développer des applications web sur mesure permettant de moderniser trois processus critiques :</text:p>
      <text:p text:style-name="P2"><text:span text:style-name="T1">\begin</text:span><text:span text:style-name="T2">{itemize}</text:span></text:p>
      <text:p text:style-name="P2"><text:span text:style-name="T2"><text:s text:c="4"/></text:span><text:span text:style-name="T3">\item</text:span><text:span text:style-name="T2"> la gestion des expertises électriques et mécaniques (base d’expertise),</text:span></text:p>
      <text:p text:style-name="P2"><text:span text:style-name="T2"><text:s text:c="4"/></text:span><text:span text:style-name="T3">\item</text:span><text:span text:style-name="T2"> la traçabilité de la production des barres Roëbels (TraQbar),</text:span></text:p>
      <text:p text:style-name="P2"><text:span text:style-name="T2"><text:s text:c="4"/></text:span><text:span text:style-name="T3">\item</text:span><text:span text:style-name="T2"> le suivi budgétaire des opérations de maintenance.</text:span></text:p>
      <text:p text:style-name="P1"><text:span text:style-name="T1">\end</text:span><text:span text:style-name="T2">{itemize}</text:span></text:p>
      <text:p text:style-name="P3">L’objectif n’était pas simplement technique : il s’agissait de proposer des solutions concrètes et utiles, capables de s’intégrer harmonieusement dans le fonctionnement global de l’entreprise, d’être adoptées rapidement par les <text:soft-page-break/>utilisateurs, et de renforcer le système d'information en place sans le déstabiliser.</text:p>
      <text:p text:style-name="P3">Cette mission a soulevé plusieurs questions transversales :</text:p>
      <text:p text:style-name="P2"><text:span text:style-name="T1">\begin</text:span><text:span text:style-name="T2">{itemize}</text:span></text:p>
      <text:p text:style-name="P2"><text:span text:style-name="T2"><text:s text:c="4"/></text:span><text:span text:style-name="T3">\item</text:span><text:span text:style-name="T2"> Comment transformer un besoin métier opérationnel en solution numérique viable ?</text:span></text:p>
      <text:p text:style-name="P2"><text:span text:style-name="T2"><text:s text:c="4"/></text:span><text:span text:style-name="T3">\item</text:span><text:span text:style-name="T2"> Comment faire évoluer un système d'information existant sans provoquer de rupture ?</text:span></text:p>
      <text:p text:style-name="P2"><text:span text:style-name="T2"><text:s text:c="4"/></text:span><text:span text:style-name="T3">\item</text:span><text:span text:style-name="T2"> Quels sont les impacts organisationnels et humains de la mise en place d’outils web personnalisés dans un environnement industriel ?</text:span></text:p>
      <text:p text:style-name="P1"><text:span text:style-name="T1">\end</text:span><text:span text:style-name="T2">{itemize}</text:span></text:p>
      <text:p text:style-name="P3">Ces interrogations structurent l’ensemble de ce mémoire. Elles dépassent le simple cadre du développement applicatif, et s’inscrivent dans une réflexion plus large sur l’évolution des systèmes d’information industriels et leur rôle stratégique dans la modernisation des entrepri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09:01:32.495925599</meta:creation-date>
    <dc:date>2025-05-27T11:49:06.160033427</dc:date>
    <meta:editing-duration>PT44S</meta:editing-duration>
    <meta:editing-cycles>2</meta:editing-cycles>
    <meta:generator>LibreOffice/24.2.7.2$Linux_X86_64 LibreOffice_project/420$Build-2</meta:generator>
    <meta:document-statistic meta:table-count="0" meta:image-count="0" meta:object-count="0" meta:page-count="2" meta:paragraph-count="32" meta:word-count="549" meta:character-count="3957" meta:non-whitespace-character-count="3383"/>
  </office:meta>
</office:document-meta>
</file>